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12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1" draw:id="id1" draw:layer="layout" svg:width="4.572cm" svg:height="1.773cm" svg:x="6.114cm" svg:y="0.014cm">
            <text:p text:style-name="P1"><text:span text:style-name="T1">Bets on</text:span></text:p>
            <text:p text:style-name="P1"><text:span text:style-name="T1">Continuous Co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4.572cm" svg:height="1.773cm" svg:x="12.214cm" svg:y="0.014cm">
            <text:p text:style-name="P1"><text:span text:style-name="T1">Optimal OL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10.686cm" svg:y1="0.901cm" svg:x2="12.214cm" svg:y2="0.901cm" draw:start-shape="id1" draw:start-glue-point="10" draw:end-shape="id2" draw:end-glue-point="6" svg:d="m10686 901h1528" svg:viewBox="0 0 1529 1">
            <text:p/>
          </draw:connector>
          <draw:custom-shape draw:style-name="gr1" draw:text-style-name="P1" xml:id="id3" draw:id="id3" draw:layer="layout" svg:width="4.572cm" svg:height="1.773cm" svg:x="0.014cm" svg:y="0.014cm">
            <text:p text:style-name="P1"><text:span text:style-name="T1">Portfolio Sele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svg:x1="4.586cm" svg:y1="0.901cm" svg:x2="6.114cm" svg:y2="0.901cm" draw:start-shape="id3" draw:start-glue-point="10" draw:end-shape="id1" draw:end-glue-point="6" svg:d="m4586 901h1528" svg:viewBox="0 0 1529 1">
            <text:p/>
          </draw:connector>
          <draw:custom-shape draw:style-name="gr1" draw:text-style-name="P1" xml:id="id4" draw:id="id4" draw:layer="layout" svg:width="4.572cm" svg:height="1.773cm" svg:x="18.314cm" svg:y="0.014cm">
            <text:p text:style-name="P1"><text:span text:style-name="T1">Automatic</text:span></text:p>
            <text:p text:style-name="P1"><text:span text:style-name="T1">Model Sele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svg:x1="16.786cm" svg:y1="0.901cm" svg:x2="18.314cm" svg:y2="0.901cm" draw:start-shape="id2" draw:start-glue-point="10" draw:end-shape="id4" draw:end-glue-point="6" svg:d="m16786 901h1528" svg:viewBox="0 0 1529 1">
            <text:p/>
          </draw:connector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3.6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12cm" svg:x="1.4cm" svg:y="0.828cm" presentation:class="title" presentation:placeholder="true">
          <draw:text-box/>
        </draw:frame>
        <draw:frame presentation:style-name="pr3" draw:layer="layout" svg:width="25.199cm" svg:height="12.18cm" svg:x="1.4cm" svg:y="4.911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3.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6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1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9cm" fo:page-height="1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0.729cm" svg:x="1cm" svg:y="5.556cm"/>
      <draw:page-thumbnail draw:layer="backgroundobjects" svg:width="9.294cm" svg:height="0.729cm" svg:x="1cm" svg:y="13.604cm"/>
      <draw:page-thumbnail draw:layer="backgroundobjects" svg:width="9.294cm" svg:height="0.729cm" svg:x="1cm" svg:y="21.652cm"/>
      <draw:page-thumbnail draw:layer="backgroundobjects" svg:width="9.294cm" svg:height="0.729cm" svg:x="11.295cm" svg:y="5.556cm"/>
      <draw:page-thumbnail draw:layer="backgroundobjects" svg:width="9.294cm" svg:height="0.729cm" svg:x="11.295cm" svg:y="13.604cm"/>
      <draw:page-thumbnail draw:layer="backgroundobjects" svg:width="9.294cm" svg:height="0.729cm" svg:x="11.295cm" svg:y="21.652cm"/>
    </style:handout-master>
    <style:master-page style:name="Default" style:page-layout-name="PM1" draw:style-name="Mdp1">
      <draw:frame presentation:style-name="Default-title" draw:layer="backgroundobjects" svg:width="25.199cm" svg:height="3.512cm" svg:x="1.4cm" svg:y="0.828cm" presentation:class="title" presentation:placeholder="true">
        <draw:text-box/>
      </draw:frame>
      <draw:frame presentation:style-name="Default-outline1" draw:layer="backgroundobjects" svg:width="25.199cm" svg:height="12.18cm" svg:x="1.4cm" svg:y="4.911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4cm" svg:height="1.447cm" svg:x="9.575cm" svg:y="19.12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7cm" svg:x="20.075cm" svg:y="19.12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6:41:58.231276946</meta:creation-date>
    <dc:date>2015-10-28T16:53:59.911705548</dc:date>
    <meta:editing-duration>PT2M32S</meta:editing-duration>
    <meta:editing-cycles>2</meta:editing-cycles>
    <meta:generator>LibreOffice/4.1.6.2$Linux_X86_64 LibreOffice_project/410$Build-2</meta:generator>
    <meta:document-statistic meta:object-count="35"/>
  </office:meta>
</office:document-meta>
</file>